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ishayDecodeByClassName.EishayDecodeBy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ishayDecodeByClassName.execute( Codec code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